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3330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c7d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9493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20127e" officeooo:paragraph-rsid="0020127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2194d7" officeooo:paragraph-rsid="002194d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288f6e" officeooo:paragraph-rsid="00288f6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3330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c7db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2a50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35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36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37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38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39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40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41" style:family="paragraph" style:parent-style-name="Standard">
      <style:paragraph-properties fo:text-align="start" style:justify-single-word="false"/>
      <style:text-properties officeooo:rsid="0013a5ad" officeooo:paragraph-rsid="00233304"/>
    </style:style>
    <style:style style:name="P42" style:family="paragraph" style:parent-style-name="Standard">
      <style:paragraph-properties fo:text-align="start" style:justify-single-word="false"/>
      <style:text-properties officeooo:rsid="0013a5ad" officeooo:paragraph-rsid="0026c7db"/>
    </style:style>
    <style:style style:name="P43" style:family="paragraph" style:parent-style-name="Standard">
      <style:paragraph-properties fo:text-align="start" style:justify-single-word="false"/>
      <style:text-properties officeooo:rsid="0013a5ad" officeooo:paragraph-rsid="0029493f"/>
    </style:style>
    <style:style style:name="P44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29493f" style:font-size-asian="14pt" style:font-weight-asian="bold" style:font-size-complex="14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style:style style:name="T16" style:family="text">
      <style:text-properties officeooo:rsid="00233304"/>
    </style:style>
    <style:style style:name="T17" style:family="text">
      <style:text-properties officeooo:rsid="0026c7db"/>
    </style:style>
    <style:style style:name="T18" style:family="text">
      <style:text-properties officeooo:rsid="002abf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32"/>
      <text:p text:style-name="P32">Si no s'indica una altra cosa, el format d'entrega de tasques és en document PDF.</text:p>
      <text:p text:style-name="P3"/>
      <text:p text:style-name="P33">Cada dia de retard en l'entrega resta 0,5 punts de la nota.</text:p>
      <text:p text:style-name="P21"/>
      <text:p text:style-name="P21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2302657352710313477" text:style-name="L1">
        <text:list-item>
          <text:p text:style-name="P47">Nom </text:p>
        </text:list-item>
        <text:list-item>
          <text:p text:style-name="P47">Sistema operatiu del PC utilitzat a casa</text:p>
        </text:list-item>
      </text:list>
      <text:p text:style-name="P34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22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35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23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36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24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37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18"><text:a xlink:type="simple" xlink:href="https://paulinoposada.github.io/web_e/web_e_2425/documents/ta/ta_04_sol.pdf">Solució tasca 4</text:a></text:p>
      <text:p text:style-name="P25"/>
      <text:p text:style-name="P44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6"/>
      <text:p text:style-name="P16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6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8"><text:a xlink:type="simple" xlink:href="https://paulinoposada.github.io/web_e/web_e_2425/documents/ta/ta_05_sol.pdf">Solució tasca 5</text:a></text:p>
      <text:p text:style-name="P26"/>
      <text:p text:style-name="P26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7"/>
      <text:p text:style-name="P17"/>
      <text:p text:style-name="P17">Entregar en format pdf.<text:line-break/><text:line-break/>Indicar el nom en el full amb la tarea.</text:p>
      <text:p text:style-name="P17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18"><text:a xlink:type="simple" xlink:href="https://paulinoposada.github.io/web_e/web_e_2425/documents/ta/ta_06_sol.pdf">Solució tasca 6</text:a></text:p>
      <text:p text:style-name="P9"/>
      <text:p text:style-name="P28"/>
      <text:p text:style-name="P45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38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18"><text:a xlink:type="simple" xlink:href="https://paulinoposada.github.io/web_e/web_e_2425/documents/ta/ta_07_sol.pdf">Solució tasca 7</text:a></text:p>
      <text:p text:style-name="P29"/>
      <text:p text:style-name="P29"/>
      <text:p text:style-name="P29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39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18"><text:a xlink:type="simple" xlink:href="https://paulinoposada.github.io/web_e/web_e_2425/documents/ta/ta_08_sol.pdf">Solució tasca 8</text:a></text:p>
      <text:p text:style-name="P27"/>
      <text:p text:style-name="P27">Tasca <text:span text:style-name="T14">9</text:span>:</text:p>
      <text:p text:style-name="P1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40"/>
      <text:p text:style-name="P12">El termini d'entrega és di<text:span text:style-name="T14">mecres</text:span> <text:span text:style-name="T15">30</text:span>/<text:span text:style-name="T5">10</text:span>/24 .</text:p>
      <text:p text:style-name="P12"/>
      <text:p text:style-name="P19"><text:a xlink:type="simple" xlink:href="https://paulinoposada.github.io/web_e/web_e_2425/documents/ta/ta_09_sol.pdf">Solució tasca 9</text:a></text:p>
      <text:p text:style-name="P19"/>
      <text:p text:style-name="P19"/>
      <text:p text:style-name="P30">Tasca <text:span text:style-name="T16">10</text:span>:</text:p>
      <text:p text:style-name="P13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0.pdf"><text:span text:style-name="T5">exercici</text:span></text:a><text:span text:style-name="T5">.</text:span></text:p>
      <text:p text:style-name="P41"/>
      <text:p text:style-name="P13">El termini d'entrega és di<text:span text:style-name="T16">lluns</text:span> <text:span text:style-name="T16">18</text:span>/<text:span text:style-name="T5">11</text:span>/24 .</text:p>
      <text:p text:style-name="P13"/>
      <text:p text:style-name="P20"><text:a xlink:type="simple" xlink:href="https://paulinoposada.github.io/web_e/web_e_2425/documents/ta/ta_10_sol.pdf">Solució tasca 10</text:a></text:p>
      <text:p text:style-name="P13"/>
      <text:p text:style-name="P13"/>
      <text:p text:style-name="P31">Tasca <text:span text:style-name="T16">11</text:span>:</text:p>
      <text:p text:style-name="P14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1.pdf"><text:span text:style-name="T5">exercici</text:span></text:a><text:span text:style-name="T5">.</text:span></text:p>
      <text:p text:style-name="P42"/>
      <text:p text:style-name="P14">El termini d'entrega és di<text:span text:style-name="T17">mecres</text:span> <text:span text:style-name="T17">20</text:span>/<text:span text:style-name="T5">11</text:span>/24 .</text:p>
      <text:p text:style-name="P14"/>
      <text:p text:style-name="P20"><text:a xlink:type="simple" xlink:href="https://paulinoposada.github.io/web_e/web_e_2425/documents/ta/ta_11_sol.pdf">Solució tasca 11</text:a></text:p>
      <text:p text:style-name="P20"/>
      <text:p text:style-name="P20"/>
      <text:p text:style-name="P46">Tasca <text:span text:style-name="T16">12</text:span>:</text:p>
      <text:p text:style-name="P15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2.pdf"><text:span text:style-name="T5">exercici</text:span></text:a><text:span text:style-name="T5">.</text:span></text:p>
      <text:p text:style-name="P43"/>
      <text:p text:style-name="P15">El termini d'entrega és di<text:span text:style-name="T17">mecres</text:span> <text:span text:style-name="T18">09</text:span>/<text:span text:style-name="T18">04</text:span>/2<text:span text:style-name="T18">5</text:span> 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4-03T16:40:56.460846158</dc:date>
    <meta:editing-duration>PT7M34S</meta:editing-duration>
    <meta:editing-cycles>34</meta:editing-cycles>
    <meta:document-statistic meta:table-count="0" meta:image-count="0" meta:object-count="0" meta:page-count="4" meta:paragraph-count="52" meta:word-count="431" meta:character-count="2742" meta:non-whitespace-character-count="2357"/>
  </office:meta>
</office:document-meta>
</file>